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Bahnschrift SemiCondensed" svg:font-family="'Bahnschrift SemiCondensed'" style:font-family-generic="swiss" style:font-pitch="variable"/>
    <style:font-face style:name="Bahnschrift SemiCondensed1" svg:font-family="'Bahnschrift SemiCondensed'" style:font-adornments="Semi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3">
      <style:paragraph-properties fo:line-height="200%"/>
      <style:text-properties style:font-name="Bahnschrift SemiCondensed" officeooo:paragraph-rsid="00125b2f"/>
    </style:style>
    <style:style style:name="P2" style:family="paragraph" style:parent-style-name="Heading_20_3">
      <style:paragraph-properties fo:line-height="200%"/>
      <style:text-properties style:font-name="Bahnschrift SemiCondensed" officeooo:rsid="00125b2f" officeooo:paragraph-rsid="00125b2f"/>
    </style:style>
    <style:style style:name="P3" style:family="paragraph" style:parent-style-name="Heading_20_3">
      <style:paragraph-properties fo:line-height="200%"/>
      <style:text-properties style:font-name="Bahnschrift SemiCondensed" officeooo:rsid="00167cdd" officeooo:paragraph-rsid="00167cdd"/>
    </style:style>
    <style:style style:name="P4" style:family="paragraph" style:parent-style-name="Horizontal_20_Line">
      <style:paragraph-properties fo:line-height="200%"/>
      <style:text-properties style:font-name="Bahnschrift SemiCondensed"/>
    </style:style>
    <style:style style:name="P5" style:family="paragraph" style:parent-style-name="Standard">
      <style:paragraph-properties fo:line-height="200%"/>
      <style:text-properties officeooo:paragraph-rsid="00125b2f"/>
    </style:style>
    <style:style style:name="P6" style:family="paragraph" style:parent-style-name="Text_20_body">
      <style:paragraph-properties fo:line-height="200%"/>
    </style:style>
    <style:style style:name="P7" style:family="paragraph" style:parent-style-name="Text_20_body">
      <style:text-properties officeooo:paragraph-rsid="000a8187"/>
    </style:style>
    <style:style style:name="P8" style:family="paragraph" style:parent-style-name="Text_20_body">
      <style:text-properties officeooo:paragraph-rsid="00125b2f"/>
    </style:style>
    <style:style style:name="P9" style:family="paragraph" style:parent-style-name="Text_20_body">
      <style:text-properties officeooo:paragraph-rsid="00167cdd"/>
    </style:style>
    <style:style style:name="P10" style:family="paragraph" style:parent-style-name="Title">
      <style:paragraph-properties fo:line-height="150%"/>
      <style:text-properties style:font-name="Bahnschrift SemiCondensed" officeooo:paragraph-rsid="00063470"/>
    </style:style>
    <style:style style:name="T1" style:family="text">
      <style:text-properties fo:font-variant="normal" fo:text-transform="none" fo:color="#000000" loext:opacity="100%" style:text-line-through-style="none" style:text-line-through-type="none" fo:font-size="26pt" fo:font-style="normal" style:text-underline-style="none" fo:font-weight="normal" style:text-blinking="false"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088d0d" style:font-weight-asian="normal" style:font-weight-complex="normal"/>
    </style:style>
    <style:style style:name="T4" style:family="text">
      <style:text-properties fo:font-weight="normal" officeooo:rsid="0009f594" style:font-weight-asian="normal" style:font-weight-complex="normal"/>
    </style:style>
    <style:style style:name="T5" style:family="text">
      <style:text-properties fo:font-weight="normal" officeooo:rsid="000a8187" style:font-weight-asian="normal" style:font-weight-complex="normal"/>
    </style:style>
    <style:style style:name="T6" style:family="text">
      <style:text-properties style:font-name="Bahnschrift SemiCondensed"/>
    </style:style>
    <style:style style:name="T7" style:family="text">
      <style:text-properties style:font-name="Bahnschrift SemiCondensed" officeooo:rsid="00088d0d"/>
    </style:style>
    <style:style style:name="T8" style:family="text">
      <style:text-properties style:font-name="Bahnschrift SemiCondensed" fo:font-weight="normal" style:font-weight-asian="normal" style:font-weight-complex="normal"/>
    </style:style>
    <style:style style:name="T9" style:family="text">
      <style:text-properties style:font-name="Bahnschrift SemiCondensed" officeooo:rsid="000bc4cf"/>
    </style:style>
    <style:style style:name="T10" style:family="text">
      <style:text-properties style:font-name="Bahnschrift SemiCondensed" officeooo:rsid="000c9358"/>
    </style:style>
    <style:style style:name="T11" style:family="text">
      <style:text-properties style:font-name="Bahnschrift SemiCondensed" officeooo:rsid="00167cdd"/>
    </style:style>
    <style:style style:name="T12" style:family="text">
      <style:text-properties style:font-name="Bahnschrift SemiCondensed" officeooo:rsid="0018c867"/>
    </style:style>
    <style:style style:name="T13" style:family="text">
      <style:text-properties style:font-name="Bahnschrift SemiCondensed" officeooo:rsid="001a0862"/>
    </style:style>
    <style:style style:name="T14" style:family="text">
      <style:text-properties officeooo:rsid="00088d0d"/>
    </style:style>
    <style:style style:name="T15" style:family="text">
      <style:text-properties officeooo:rsid="0009f594"/>
    </style:style>
    <style:style style:name="T16" style:family="text">
      <style:text-properties officeooo:rsid="000a8187"/>
    </style:style>
    <style:style style:name="T17" style:family="text">
      <style:text-properties officeooo:rsid="000bc4cf"/>
    </style:style>
    <style:style style:name="T18" style:family="text">
      <style:text-properties officeooo:rsid="000c9358"/>
    </style:style>
    <style:style style:name="T19" style:family="text">
      <style:text-properties officeooo:rsid="000da586"/>
    </style:style>
    <style:style style:name="T20" style:family="text">
      <style:text-properties officeooo:rsid="000e45d5"/>
    </style:style>
    <style:style style:name="T21" style:family="text">
      <style:text-properties officeooo:rsid="000f6380"/>
    </style:style>
    <style:style style:name="T22" style:family="text">
      <style:text-properties officeooo:rsid="00113749"/>
    </style:style>
    <style:style style:name="T23" style:family="text">
      <style:text-properties officeooo:rsid="0011c455"/>
    </style:style>
    <style:style style:name="T24" style:family="text">
      <style:text-properties officeooo:rsid="00125b2f"/>
    </style:style>
    <style:style style:name="T25" style:family="text">
      <style:text-properties officeooo:rsid="00167cdd"/>
    </style:style>
    <style:style style:name="T26" style:family="text">
      <style:text-properties officeooo:rsid="001a086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8529ee26-7fff-85c8-6e79-f928c2f90464"/><text:span text:style-name="T1">Nexus Designs DnD Generator: A Toolset for D&amp;D Dungeon Masters and Players</text:span></text:p>
      <text:p text:style-name="P4"><text:s/></text:p>
      <text:h text:style-name="P2" text:outline-level="3">Inspiration and Learning Objectives</text:h>
      <text:p text:style-name="P5"><text:span text:style-name="T6"><text:tab/>For my senior project, I developed a desktop application called </text:span><text:span text:style-name="Strong_20_Emphasis"><text:span text:style-name="T8">Nexus Generator</text:span></text:span><text:span text:style-name="T6">, designed to assist Dungeon Masters (DMs) in managing and enhancing their Dungeons &amp; Dragons (D&amp;D) campaigns. The application consolidates several tools into a single interface, including a dungeon </text:span><text:span text:style-name="T7">generator</text:span><text:span text:style-name="T6">, a NPC generator, a character tracker, a dice roller, and a note-taking section. These tools are meant to </text:span><text:span text:style-name="T7">aliviate</text:span><text:span text:style-name="T6"> the DM’s workload and </text:span><text:span text:style-name="T10">improve</text:span><text:span text:style-name="T6"> the </text:span><text:span text:style-name="T10">overall game</text:span><text:span text:style-name="T6">.</text:span></text:p>
      <text:p text:style-name="P6"><text:tab/>The application was built using <text:span text:style-name="Strong_20_Emphasis"><text:span text:style-name="T2">Python </text:span></text:span><text:span text:style-name="Strong_20_Emphasis"><text:span text:style-name="T3">which</text:span></text:span> I chose specifically to gain experience <text:span text:style-name="T14">with it</text:span> as I had no prior familiarity with it. I also used the <text:span text:style-name="Strong_20_Emphasis"><text:span text:style-name="T2">CustomTkinter</text:span></text:span> library to create a more modern and responsive user interface than what is available with standard Tkinter. A key feature of the application is its integration with the <text:span text:style-name="Strong_20_Emphasis"><text:span text:style-name="T2">OpenAI</text:span></text:span><text:span text:style-name="Strong_20_Emphasis"> </text:span><text:span text:style-name="Strong_20_Emphasis"><text:span text:style-name="T2">API</text:span></text:span>, which <text:span text:style-name="T26">allows</text:span> AI-generated content such as dungeon room descriptions and NPC biographies. This component <text:span text:style-name="T18">helped me</text:span> explore the <text:span text:style-name="T18">integration</text:span> of artificial intelligence <text:span text:style-name="T18">into</text:span> game design—a particularly exciting area of development.</text:p>
      <text:p text:style-name="P6"><text:tab/>This project was <text:span text:style-name="T24">inspired</text:span> by both my personal interest in tabletop role-playing games and my desire to learn skills that are <text:span text:style-name="T18">becoming more</text:span> relevant in the software development industry. As a D&amp;D player, I’ve often <text:span text:style-name="T15">seen my DM encounter</text:span> <text:span text:style-name="T24">organizational pains</text:span> when <text:span text:style-name="T15">running</text:span> games <text:span text:style-name="T15">with pen and paper alone. </text:span><text:span text:style-name="T24">S</text:span><text:span text:style-name="T15">uch </text:span><text:span text:style-name="T24">things</text:span><text:span text:style-name="T15"> as </text:span>juggling character stats, improvising random encounters, or keeping track of dungeon layouts. I wanted to design a tool that could reduce that burden, while still allowing for flexibility and creativity <text:span text:style-name="T15">within the spirit of the game</text:span>.</text:p>
      <text:p text:style-name="P6"><text:soft-page-break/><text:tab/>In addition to solving practical gameplay challenges, I set three primary learning goals for myself. <text:span text:style-name="T15">First, I wanted to</text:span><text:span text:style-name="T4"> l</text:span><text:span text:style-name="Strong_20_Emphasis"><text:span text:style-name="T2">earn Python from the ground up</text:span></text:span>, using it in a real, applied context. <text:span text:style-name="T15">Second, I wanted to g</text:span><text:span text:style-name="Strong_20_Emphasis"><text:span text:style-name="T2">ain </text:span></text:span><text:span text:style-name="Strong_20_Emphasis"><text:span text:style-name="T4">experience</text:span></text:span><text:span text:style-name="Strong_20_Emphasis"><text:span text:style-name="T2"> in GUI development</text:span></text:span>, particularly through the use of a Python framework like Tkinter or its modernized version, CustomTkinter. <text:span text:style-name="T15">And lastly, I thought it would be interesting to i</text:span><text:span text:style-name="Strong_20_Emphasis"><text:span text:style-name="T2">ntegrate artificial intelligence</text:span></text:span> into a project <text:span text:style-name="T15">and wanted to figure out how to make that work in a way that didn’t take away from my other two learning objectives</text:span>. The overall vision was to produce a working tool that not only served <text:span text:style-name="T15">my personal uses</text:span> but also demonstrated my growth as a programmer and developer over the course of the semester.</text:p>
      <text:h text:style-name="P2" text:outline-level="3">Technologies Used</text:h>
      <text:p text:style-name="Text_20_body"><text:tab/>Python <text:span text:style-name="T18">is the foundation</text:span> for the application. I selected it for several reasons: its syntax is beginner-friendly <text:span text:style-name="T15">and not to complicated to learn</text:span>, its documentation is <text:span text:style-name="T15">good</text:span>, and it offers <text:span text:style-name="T15">many</text:span> libraries that made feature integration (like AI and GUI components) straightforward. Given that Python is widely used in both industry and academia, this project served as an effective introduction to the language while allowing me to build something functional and meaningful.</text:p>
      <text:p text:style-name="P7"><text:tab/>For the graphical user interface, I used <text:span text:style-name="Strong_20_Emphasis"><text:span text:style-name="T2">CustomTkinter </text:span></text:span><text:span text:style-name="Strong_20_Emphasis"><text:span text:style-name="T5">which is</text:span></text:span> a modern wrapper around Python’s built-in Tkinter library. While Tkinter is included with <text:span text:style-name="T16">most </text:span>Python <text:span text:style-name="T16">distributions, </text:span>and has been a staple for lightweight GUI development, its default <text:span text:style-name="T15">style</text:span> feels outdated. <text:span text:style-name="T15">On the other hand, </text:span>CustomTkinter <text:span text:style-name="T16">default</text:span><text:span text:style-name="T15"> </text:span><text:span text:style-name="T16">style feels m</text:span><text:span text:style-name="T15">ore modern </text:span><text:span text:style-name="T16">and</text:span> better matched the <text:span text:style-name="T16">visual</text:span> I wanted for the application. The library allowed me to build a clean, modular interface with multiple <text:span text:style-name="T16">dynamic</text:span> <text:span text:style-name="T16">frames. A</text:span> left-side <text:span text:style-name="T16">frame that allows navigation between the </text:span>right-side <text:span text:style-name="T16">frames, each containing a different tool. There is also a static notes frame to the far right side to allow the DM to take notes between all the different tools. </text:span>This approach made it easy to organize <text:span text:style-name="T16">many </text:span>features without overwhelming the user. </text:p>
      <text:p text:style-name="P7"><text:soft-page-break/><text:tab/>One of the most <text:span text:style-name="T16">interesting</text:span> <text:span text:style-name="T18">parts</text:span> of the project <text:span text:style-name="T18">for me was using</text:span> the <text:span text:style-name="Strong_20_Emphasis"><text:span text:style-name="T2">OpenAI API</text:span></text:span> to generate <text:span text:style-name="T16">complex content</text:span> <text:span text:style-name="T16">quickly.</text:span> I used the GPT-4o model to <text:span text:style-name="T16">generate</text:span> descriptions for dungeon rooms and to randomly generate character information for <text:span text:style-name="T18">NPCs</text:span>. These outputs included health stats, race, class, alignment, and even backstories. <text:span text:style-name="T18">Additionally, some of the </text:span><text:span text:style-name="T19">info</text:span><text:span text:style-name="T18">, such as alignment </text:span><text:span text:style-name="T19">which was</text:span><text:span text:style-name="T18"> based on class a</text:span><text:span text:style-name="T19">nd</text:span><text:span text:style-name="T18"> race, </text:span><text:span text:style-name="T19">incorporated other aspects of the character rather than just being a random selection. This provides a more interesting NPC rather than a random amalgamation of D&amp;D words.</text:span></text:p>
      <text:p text:style-name="Text_20_body"><text:tab/>To implement this, I <text:span text:style-name="T16">had to learn how to use a .env file. Because I was storing my progress on GitHub, it was not safe to upload my API key to the public. To remedy this, I stored the key in a .env file that did not get uploaded to the GitHub. I was able to access the key</text:span> using the ‘<text:span text:style-name="T16">dot env’</text:span> library. I also threaded the generation processes to avoid freezing the GUI while waiting for the API responses—a necessary design decision that improved the app’s responsiveness.</text:p>
      <text:p text:style-name="P8"><text:tab/><text:span text:style-name="T16">To </text:span><text:span text:style-name="T18">enhance usability further,</text:span><text:span text:style-name="T16"> I decided to have it save each tracked character when closing the app and then reload them upon opening the app. </text:span><text:span text:style-name="T17">To do this,</text:span> I used Python’s ‘<text:span text:style-name="T18">json’</text:span> library for data management. NPC data is saved to and loaded from a <text:span text:style-name="Source_20_Text"><text:span text:style-name="T6">‘</text:span></text:span><text:span text:style-name="Source_20_Text"><text:span text:style-name="T9">npc_data.json’</text:span></text:span> file, allowing <text:span text:style-name="T18">the DM</text:span> to retain their character <text:span text:style-name="T17">info</text:span> across sessions.</text:p>
      <text:h text:style-name="P1" text:outline-level="3"><text:span text:style-name="T24">Project Structure</text:span></text:h>
      <text:p text:style-name="P8"><text:tab/>The Nexus Generator is organized <text:span text:style-name="T20">by separating </text:span>functionality into individual Python files, each responsible for a <text:span text:style-name="T20">different</text:span> part of the application. <text:span text:style-name="T20">The main file is ‘gui.py’</text:span>, <text:span text:style-name="T20">which is the apps entry point and primary frame controller</text:span>. It initializes the main application window, sets its size and layout, and <text:span text:style-name="T23">handles</text:span> the transitions between <text:span text:style-name="T23">the</text:span> tool <text:span text:style-name="T23">frames</text:span> using <text:span text:style-name="T23">the</text:span> left-<text:span text:style-name="T20">frame</text:span> menu. Each panel, such as the dungeon generator, is <text:span text:style-name="T20">held within</text:span> its own frame class and stored in its own file, <text:span text:style-name="T20">making reading the files and debugging much easier.</text:span></text:p>
      <text:p text:style-name="Text_20_body"><text:soft-page-break/><text:tab/>The dungeon generation is handled through a combination of <text:span text:style-name="T20">two files: ‘DungeonFrame.py’</text:span> and ‘<text:span text:style-name="T20">dungeonGen.py’. </text:span>The <text:span text:style-name="T20">DungeonFrame</text:span> manages the visual canvas and controls, such as <text:span text:style-name="T20">a room </text:span>slider and <text:span text:style-name="T20">generate button</text:span>, while <text:span text:style-name="T20">dungeonGen</text:span> handles the actual <text:span text:style-name="T20">generation for </text:span>room<text:span text:style-name="T20">s and their connections</text:span>. The generation process uses a random walk algorithm, <text:span text:style-name="T20">making sure the</text:span> rooms are placed within <text:span text:style-name="T20">the canvas space</text:span> and connected logically. Each room object <text:span text:style-name="T20">has</text:span> a list of its connections <text:span text:style-name="T20">which helps generate the visual connections between the rooms</text:span>. Once a dungeon is generated, the canvas <text:span text:style-name="T20">draws</text:span> each room along with connecting lines. <text:span text:style-name="T20">Then, an </text:span>OpenAI call is made to describe each room based on its shape and number of connections <text:span text:style-name="T20">along with possible monsters, traps, and treasure within the room</text:span>.</text:p>
      <text:p text:style-name="Text_20_body"><text:tab/>The NPC generation tool <text:span text:style-name="T20">has a similar structure with the ‘NPCFrame.py’ </text:span><text:span text:style-name="T21">file </text:span><text:span text:style-name="T20">handling the visuals and controls while the ‘npcGenerator.py’ </text:span><text:span text:style-name="T21">file </text:span><text:span text:style-name="T20">handles the data generation</text:span>. <text:span text:style-name="T21">Each field for a NPC is handled by a separate function within the npcGenerator, each of which sends an OpenAI call for the generation. This allows for ease of reading as well as using previously generated data to influence later fields.</text:span></text:p>
      <text:p text:style-name="Text_20_body"><text:tab/>Character tracking is <text:span text:style-name="T21">done</text:span> <text:span text:style-name="T21">with the ‘TrackerFrame.py’</text:span> and ‘<text:span text:style-name="T21">CharacterFrame.py’</text:span> <text:span text:style-name="T21">files</text:span>. When a new character is added, <text:span text:style-name="T21">a new CharacterFrame</text:span> is instantiated within a scrollable <text:span text:style-name="T21">frame</text:span>, and it can be updated or deleted <text:span text:style-name="T21">independent of future or previous CharacterFrames</text:span>. These frames store <text:span text:style-name="T21">the </text:span>individual character stats, and their data is saved to ‘<text:span text:style-name="T21">npc_data.json’</text:span> file <text:span text:style-name="T21">each time it is updated</text:span>. <text:span text:style-name="T21">When</text:span> launching the <text:span text:style-name="T21">app</text:span>, the <text:span text:style-name="T21">TrackerFrame</text:span> reads <text:span text:style-name="T21">the json</text:span> file and <text:span text:style-name="T21">remakes</text:span> all <text:span text:style-name="T21">of the </text:span>saved characters, <text:span text:style-name="T21">effectively saving them </text:span>between sessions. Each frame also <text:span text:style-name="T21">has</text:span> an individual die roller, and there are buttons <text:span text:style-name="T21">at the bottom</text:span> to roll for all characters or clear <text:span text:style-name="T21">all rolls</text:span> simultaneously.</text:p>
      <text:p text:style-name="Text_20_body"><text:tab/>The dice rolling and notes <text:span text:style-name="T21">tools</text:span> are <text:span text:style-name="T21">not as complex. ‘DiceFrame.py’</text:span> <text:span text:style-name="T21">has</text:span> a basic input for rolling custom dice combinations (e.g., 2d6), <text:span text:style-name="T21">as well as having</text:span> a scrollable log of <text:span text:style-name="T21">previous </text:span>results. ‘<text:span text:style-name="T21">NotesFrame.py’ </text:span><text:s/>is a static <text:span text:style-name="T21">and </text:span>always visible <text:span text:style-name="T21">frame</text:span> <text:span text:style-name="T21">with a text box </text:span>that <text:span text:style-name="T21">allows the user to take notes while viewing any </text:span><text:soft-page-break/><text:span text:style-name="T21">frame. Both of these have their main funtionality built into the single file because the function fits in one short method.</text:span></text:p>
      <text:p text:style-name="Text_20_body"><text:tab/>This modular organization allowed the application to grow <text:span text:style-name="T21">easily</text:span> while staying <text:span text:style-name="T21">organized and manageable</text:span>. It also made testing and debugging more efficient <text:span text:style-name="T21">because</text:span> each file could be <text:span text:style-name="T21">read easily without other </text:span><text:span text:style-name="T22">functions</text:span><text:span text:style-name="T21"> cluttering the view</text:span>. <text:span text:style-name="T21">I think this structure was the correct choice for this project as the first version </text:span><text:span text:style-name="T22">had everything in the ‘gui.py’ file which I quickly realized was a mistake. This made the program incredibly hard to debug and read so after adding the first generator tool I switched to a modular file system.</text:span></text:p>
      <text:h text:style-name="P2" text:outline-level="3">Challenges</text:h>
      <text:p text:style-name="Text_20_body"><text:tab/>Throughout the development of the Nexus Generator, I encountered several challenges. One of the most frustrating things while teaching myself to use Python and CustomTkinter was getting the layout to remain consistent when resizing the window. After much trial and error, I decided to make the window size fixed. This helped a great deal when trying to organize all the frames and buttons. In the future, I would like to learn how to better manage responsive layouts, but I unfortunately did not have time to explore that during this project.</text:p>
      <text:p text:style-name="Text_20_body"><text:tab/>Another challenge I faced was the program freezing while generating dungeon room descriptions and NPC data. At first, I couldn’t figure out why this was happening. It took longer than it should have to realize that the API needed to finish responding before the program could proceed, as everything was being processed on the main thread. To fix this, I moved all of the generation processes to separate threads, which solved the freezing issue entirely.</text:p>
      <text:p text:style-name="Text_20_body"><text:tab/><text:span text:style-name="T25">A challenge I faced on the development side of the project was proper pacing. I am the type of person who prefers to sit down and get a project or essay done in one sitting. Having a large, mostly </text:span><text:soft-page-break/><text:span text:style-name="T25">unsupervised project without per-determined working times during the week really forced me to learn how to work on a project in smaller sprints, getting small parts of the program functioning and working towards the final app. Overall, I think this will help me when I eventually graduate and work on professional projects.</text:span></text:p>
      <text:p text:style-name="Text_20_body"><text:tab/>The last, and perhaps most alarming, challenge I faced was only slightly related to the program itself. I had the API key for the generation hard-coded into each file. When I tried to upload that version to Git, it understandably raised a warning and flagged the key. However, because of this error, Git reverted to a previous commit, which unexpectedly deleted about half of the progress I had made. After some panic, I was able to recover the work, and the incident taught me how to properly use a ‘.<text:span text:style-name="T25">env’</text:span> file to store sensitive information. Each of these challenges contributed to my understanding of Python, CustomTkinter, and general development best practices.</text:p>
      <text:h text:style-name="P3" text:outline-level="3" text:is-list-header="true">Reflection and Conclusion</text:h>
      <text:p text:style-name="P9"><text:span text:style-name="T11"><text:tab/>Looking back on my development of this project there are definitely a couple of things I would do differently. One of the biggest changes I would make is structuring the app in a modular, multi-file form from the beginning. Even though I eventually moved to a modular structure, it took a good deal of time to debug and move everything around. Another change I might consider for my next application is using a different GUI library. I initially chose CustomTkinter for is more modernized look and beginner friendliness. However, I found the layout features had limitations that lead to messy and long code, especially for a grid layout. This could have been due to my inexperience with the library and some more time with it could reveal alternate ways to organize the app. </text:span><text:span text:style-name="T12">Lastly, I would have liked to have some fallback methods for when the API is not responding. I originally had some of the data being pulled randomly from files. I deleted those files and functions when the API was added in but in hindsight I should have kept that.</text:span></text:p>
      <text:p text:style-name="P9"><text:soft-page-break/><text:span text:style-name="T12"><text:tab/>Overall, I’m very happy with how this project turned out. Through this project, I wanted to teach myself Python and build a functioning application that would be useful in running D&amp;D campaigns—and I did just that. The Nexus Generator is something I can see myself and others using during tabletop gaming sessions, possibly after some more refinement. More importantly though, it helped me develop a good foundation in Python programming, UI design, API integration, and problem-solving. While </text:span><text:span text:style-name="T13">the project</text:span><text:span text:style-name="T12"> </text:span><text:span text:style-name="T13">was not</text:span><text:span text:style-name="T12"> without challenges, every mistake and </text:span><text:span text:style-name="T13">setback</text:span><text:span text:style-name="T12"> taught me something useful, and that’s exactly what I </text:span><text:span text:style-name="T13">wanted by the end of</text:span><text:span text:style-name="T12"> this project. It’s </text:span><text:span text:style-name="T13">incredibly</text:span><text:span text:style-name="T12"> satisfying to finish </text:span><text:span text:style-name="T13">this semester </text:span><text:span text:style-name="T12">with something that not only works but also reflects the skills I’ve gain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Bahnschrift SemiCondensed" svg:font-family="'Bahnschrift SemiCondensed'" style:font-family-generic="swiss" style:font-pitch="variable"/>
    <style:font-face style:name="Bahnschrift SemiCondensed1" svg:font-family="'Bahnschrift SemiCondensed'" style:font-adornments="Semi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ahnschrift SemiCondensed1" fo:font-family="'Bahnschrift SemiCondensed'" style:font-style-name="SemiCondensed"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5:37:12.605000000</meta:creation-date>
    <dc:date>2025-04-22T16:51:56.475000000</dc:date>
    <meta:editing-duration>PT1H15M45S</meta:editing-duration>
    <meta:editing-cycles>8</meta:editing-cycles>
    <meta:generator>LibreOffice/24.2.3.2$Windows_X86_64 LibreOffice_project/433d9c2ded56988e8a90e6b2e771ee4e6a5ab2ba</meta:generator>
    <meta:document-statistic meta:table-count="0" meta:image-count="0" meta:object-count="0" meta:page-count="7" meta:paragraph-count="28" meta:word-count="2048" meta:character-count="12537" meta:non-whitespace-character-count="10495"/>
  </office:meta>
</office:document-meta>
</file>